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13.647cm" svg:y="0.526cm">
            <draw:object draw:notify-on-update-of-ranges="Hoja1.E2:Hoja1.E22 Hoja1.K2:Hoja1.K22 Hoja1.B2:Hoja1.B6 Hoja1.C2:Hoja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visibility="collapse" table:number-columns-repeated="5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formula="of:=TRUNC(RAND()*20)/2" office:value-type="float" office:value="4.5">
            <text:p>4,5</text:p>
          </table:table-cell>
          <table:table-cell table:formula="of:=RAND()*10" office:value-type="float" office:value="6.12210772465915">
            <text:p>6,1221077247</text:p>
          </table:table-cell>
          <table:table-cell/>
          <table:table-cell office:value-type="float" office:value="0">
            <text:p>0</text:p>
          </table:table-cell>
          <table:table-cell table:formula="of:=(([.E2]-[.B$3])/([.B$2]-[.B$3])*([.E2]-[.B$4])/([.B$2]-[.B$4])*([.E2]-[.B$5])/([.B$2]-[.B$5])*([.E2]-[.B$6])/([.B$2]-[.B$6]))*[.C$2]" office:value-type="float" office:value="297.779319727421">
            <text:p>297,7793197274</text:p>
          </table:table-cell>
          <table:table-cell table:formula="of:=(([.E2]-[.B$4])/([.B$3]-[.B$4])*([.E2]-[.B$5])/([.B$3]-[.B$5])*([.E2]-[.B$6])/([.B$3]-[.B$6])*([.E2]-[.B$2])/([.B$3]-[.B$2]))*[.C$3]" office:value-type="float" office:value="-2077.25804697722">
            <text:p>-2077,2580469772</text:p>
          </table:table-cell>
          <table:table-cell table:formula="of:=(([.E2]-[.B$5])/([.B$4]-[.B$5])*([.E2]-[.B$6])/([.B$4]-[.B$6])*([.E2]-[.B$2])/([.B$4]-[.B$2])*([.E2]-[.B$3])/([.B$4]-[.B$3]))*[.C$4]" office:value-type="float" office:value="-1060.19564373884">
            <text:p>-1060,1956437389</text:p>
          </table:table-cell>
          <table:table-cell table:formula="of:=(([.E2]-[.B$6])/([.B$5]-[.B$6])*([.E2]-[.B$2])/([.B$5]-[.B$2])*([.E2]-[.B$3])/([.B$5]-[.B$3])*([.E2]-[.B$4])/([.B$5]-[.B$4]))*[.C$5]" office:value-type="float" office:value="169.827051007748">
            <text:p>169,8270510077</text:p>
          </table:table-cell>
          <table:table-cell table:formula="of:=(([.E2]-[.B$2])/([.B$6]-[.B$2])*([.E2]-[.B$3])/([.B$6]-[.B$3])*([.E2]-[.B$4])/([.B$6]-[.B$4])*([.E2]-[.B$5])/([.B$6]-[.B$5]))*[.C$6]" office:value-type="float" office:value="1487.84856841564">
            <text:p>1487,8485684157</text:p>
          </table:table-cell>
          <table:table-cell table:formula="of:=SUM([.F2:.J2])" office:value-type="float" office:value="-1181.99875156526">
            <text:p>-1181,9987515653</text:p>
          </table:table-cell>
        </table:table-row>
        <table:table-row table:style-name="ro1">
          <table:table-cell/>
          <table:table-cell table:formula="of:=TRUNC(RAND()*20)/2" office:value-type="float" office:value="6">
            <text:p>6</text:p>
          </table:table-cell>
          <table:table-cell table:formula="of:=RAND()*10" office:value-type="float" office:value="9.11078090779483">
            <text:p>9,1107809078</text:p>
          </table:table-cell>
          <table:table-cell/>
          <table:table-cell office:value-type="float" office:value="0.5">
            <text:p>0,5</text:p>
          </table:table-cell>
          <table:table-cell table:formula="of:=(([.E3]-[.B$3])/([.B$2]-[.B$3])*([.E3]-[.B$4])/([.B$2]-[.B$4])*([.E3]-[.B$5])/([.B$2]-[.B$5])*([.E3]-[.B$6])/([.B$2]-[.B$6]))*[.C$2]" office:value-type="float" office:value="225.118646903895">
            <text:p>225,1186469039</text:p>
          </table:table-cell>
          <table:table-cell table:formula="of:=(([.E3]-[.B$4])/([.B$3]-[.B$4])*([.E3]-[.B$5])/([.B$3]-[.B$5])*([.E3]-[.B$6])/([.B$3]-[.B$6])*([.E3]-[.B$2])/([.B$3]-[.B$2]))*[.C$3]" office:value-type="float" office:value="-1522.80195173142">
            <text:p>-1522,8019517314</text:p>
          </table:table-cell>
          <table:table-cell table:formula="of:=(([.E3]-[.B$5])/([.B$4]-[.B$5])*([.E3]-[.B$6])/([.B$4]-[.B$6])*([.E3]-[.B$2])/([.B$4]-[.B$2])*([.E3]-[.B$3])/([.B$4]-[.B$3]))*[.C$4]" office:value-type="float" office:value="-759.939734609798">
            <text:p>-759,9397346098</text:p>
          </table:table-cell>
          <table:table-cell table:formula="of:=(([.E3]-[.B$6])/([.B$5]-[.B$6])*([.E3]-[.B$2])/([.B$5]-[.B$2])*([.E3]-[.B$3])/([.B$5]-[.B$3])*([.E3]-[.B$4])/([.B$5]-[.B$4]))*[.C$5]" office:value-type="float" office:value="120.462640347758">
            <text:p>120,4626403478</text:p>
          </table:table-cell>
          <table:table-cell table:formula="of:=(([.E3]-[.B$2])/([.B$6]-[.B$2])*([.E3]-[.B$3])/([.B$6]-[.B$3])*([.E3]-[.B$4])/([.B$6]-[.B$4])*([.E3]-[.B$5])/([.B$6]-[.B$5]))*[.C$6]" office:value-type="float" office:value="1076.73251661658">
            <text:p>1076,7325166166</text:p>
          </table:table-cell>
          <table:table-cell table:formula="of:=SUM([.F3:.J3])" office:value-type="float" office:value="-860.427882472985">
            <text:p>-860,427882473</text:p>
          </table:table-cell>
        </table:table-row>
        <table:table-row table:style-name="ro1">
          <table:table-cell/>
          <table:table-cell table:formula="of:=TRUNC(RAND()*20)/2" office:value-type="float" office:value="8">
            <text:p>8</text:p>
          </table:table-cell>
          <table:table-cell table:formula="of:=RAND()*10" office:value-type="float" office:value="6.19997452478856">
            <text:p>6,1999745248</text:p>
          </table:table-cell>
          <table:table-cell/>
          <table:table-cell office:value-type="float" office:value="1">
            <text:p>1</text:p>
          </table:table-cell>
          <table:table-cell table:formula="of:=(([.E4]-[.B$3])/([.B$2]-[.B$3])*([.E4]-[.B$4])/([.B$2]-[.B$4])*([.E4]-[.B$5])/([.B$2]-[.B$5])*([.E4]-[.B$6])/([.B$2]-[.B$6]))*[.C$2]" office:value-type="float" office:value="166.521330110729">
            <text:p>166,5213301107</text:p>
          </table:table-cell>
          <table:table-cell table:formula="of:=(([.E4]-[.B$4])/([.B$3]-[.B$4])*([.E4]-[.B$5])/([.B$3]-[.B$5])*([.E4]-[.B$6])/([.B$3]-[.B$6])*([.E4]-[.B$2])/([.B$3]-[.B$2]))*[.C$3]" office:value-type="float" office:value="-1084.18292802759">
            <text:p>-1084,1829280276</text:p>
          </table:table-cell>
          <table:table-cell table:formula="of:=(([.E4]-[.B$5])/([.B$4]-[.B$5])*([.E4]-[.B$6])/([.B$4]-[.B$6])*([.E4]-[.B$2])/([.B$4]-[.B$2])*([.E4]-[.B$3])/([.B$4]-[.B$3]))*[.C$4]" office:value-type="float" office:value="-526.997834607028">
            <text:p>-526,997834607</text:p>
          </table:table-cell>
          <table:table-cell table:formula="of:=(([.E4]-[.B$6])/([.B$5]-[.B$6])*([.E4]-[.B$2])/([.B$5]-[.B$2])*([.E4]-[.B$3])/([.B$5]-[.B$3])*([.E4]-[.B$4])/([.B$5]-[.B$4]))*[.C$5]" office:value-type="float" office:value="82.5548164620996">
            <text:p>82,5548164621</text:p>
          </table:table-cell>
          <table:table-cell table:formula="of:=(([.E4]-[.B$2])/([.B$6]-[.B$2])*([.E4]-[.B$3])/([.B$6]-[.B$3])*([.E4]-[.B$4])/([.B$6]-[.B$4])*([.E4]-[.B$5])/([.B$6]-[.B$5]))*[.C$6]" office:value-type="float" office:value="754.981638334692">
            <text:p>754,9816383347</text:p>
          </table:table-cell>
          <table:table-cell table:formula="of:=SUM([.F4:.J4])" office:value-type="float" office:value="-607.122977727093">
            <text:p>-607,1229777271</text:p>
          </table:table-cell>
        </table:table-row>
        <table:table-row table:style-name="ro1">
          <table:table-cell/>
          <table:table-cell table:formula="of:=TRUNC(RAND()*20)/2" office:value-type="float" office:value="9.5">
            <text:p>9,5</text:p>
          </table:table-cell>
          <table:table-cell table:formula="of:=RAND()*10" office:value-type="float" office:value="7.3709657555446">
            <text:p>7,3709657555</text:p>
          </table:table-cell>
          <table:table-cell/>
          <table:table-cell office:value-type="float" office:value="1.5">
            <text:p>1,5</text:p>
          </table:table-cell>
          <table:table-cell table:formula="of:=(([.E5]-[.B$3])/([.B$2]-[.B$3])*([.E5]-[.B$4])/([.B$2]-[.B$4])*([.E5]-[.B$5])/([.B$2]-[.B$5])*([.E5]-[.B$6])/([.B$2]-[.B$6]))*[.C$2]" office:value-type="float" office:value="120.063278348744">
            <text:p>120,0632783487</text:p>
          </table:table-cell>
          <table:table-cell table:formula="of:=(([.E5]-[.B$4])/([.B$3]-[.B$4])*([.E5]-[.B$5])/([.B$3]-[.B$5])*([.E5]-[.B$6])/([.B$3]-[.B$6])*([.E5]-[.B$2])/([.B$3]-[.B$2]))*[.C$3]" office:value-type="float" office:value="-744.480954179806">
            <text:p>-744,4809541798</text:p>
          </table:table-cell>
          <table:table-cell table:formula="of:=(([.E5]-[.B$5])/([.B$4]-[.B$5])*([.E5]-[.B$6])/([.B$4]-[.B$6])*([.E5]-[.B$2])/([.B$4]-[.B$2])*([.E5]-[.B$3])/([.B$4]-[.B$3]))*[.C$4]" office:value-type="float" office:value="-350.741415973753">
            <text:p>-350,7414159738</text:p>
          </table:table-cell>
          <table:table-cell table:formula="of:=(([.E5]-[.B$6])/([.B$5]-[.B$6])*([.E5]-[.B$2])/([.B$5]-[.B$2])*([.E5]-[.B$3])/([.B$5]-[.B$3])*([.E5]-[.B$4])/([.B$5]-[.B$4]))*[.C$5]" office:value-type="float" office:value="54.2081881564909">
            <text:p>54,2081881565</text:p>
          </table:table-cell>
          <table:table-cell table:formula="of:=(([.E5]-[.B$2])/([.B$6]-[.B$2])*([.E5]-[.B$3])/([.B$6]-[.B$3])*([.E5]-[.B$4])/([.B$6]-[.B$4])*([.E5]-[.B$5])/([.B$6]-[.B$5]))*[.C$6]" office:value-type="float" office:value="509.00082603693">
            <text:p>509,0008260369</text:p>
          </table:table-cell>
          <table:table-cell table:formula="of:=SUM([.F5:.J5])" office:value-type="float" office:value="-411.950077611394">
            <text:p>-411,9500776114</text:p>
          </table:table-cell>
        </table:table-row>
        <table:table-row table:style-name="ro1">
          <table:table-cell/>
          <table:table-cell table:formula="of:=TRUNC(RAND()*20)/2" office:value-type="float" office:value="7">
            <text:p>7</text:p>
          </table:table-cell>
          <table:table-cell table:formula="of:=RAND()*10" office:value-type="float" office:value="4.53170251101255">
            <text:p>4,531702511</text:p>
          </table:table-cell>
          <table:table-cell/>
          <table:table-cell office:value-type="float" office:value="2">
            <text:p>2</text:p>
          </table:table-cell>
          <table:table-cell table:formula="of:=(([.E6]-[.B$3])/([.B$2]-[.B$3])*([.E6]-[.B$4])/([.B$2]-[.B$4])*([.E6]-[.B$5])/([.B$2]-[.B$5])*([.E6]-[.B$6])/([.B$2]-[.B$6]))*[.C$2]" office:value-type="float" office:value="83.9603345096111">
            <text:p>83,9603345096</text:p>
          </table:table-cell>
          <table:table-cell table:formula="of:=(([.E6]-[.B$4])/([.B$3]-[.B$4])*([.E6]-[.B$5])/([.B$3]-[.B$5])*([.E6]-[.B$6])/([.B$3]-[.B$6])*([.E6]-[.B$2])/([.B$3]-[.B$2]))*[.C$3]" office:value-type="float" office:value="-488.077548631866">
            <text:p>-488,0775486319</text:p>
          </table:table-cell>
          <table:table-cell table:formula="of:=(([.E6]-[.B$5])/([.B$4]-[.B$5])*([.E6]-[.B$6])/([.B$4]-[.B$6])*([.E6]-[.B$2])/([.B$4]-[.B$2])*([.E6]-[.B$3])/([.B$4]-[.B$3]))*[.C$4]" office:value-type="float" office:value="-221.427661599591">
            <text:p>-221,4276615996</text:p>
          </table:table-cell>
          <table:table-cell table:formula="of:=(([.E6]-[.B$6])/([.B$5]-[.B$6])*([.E6]-[.B$2])/([.B$5]-[.B$2])*([.E6]-[.B$3])/([.B$5]-[.B$3])*([.E6]-[.B$4])/([.B$5]-[.B$4]))*[.C$5]" office:value-type="float" office:value="33.6958434539182">
            <text:p>33,6958434539</text:p>
          </table:table-cell>
          <table:table-cell table:formula="of:=(([.E6]-[.B$2])/([.B$6]-[.B$2])*([.E6]-[.B$3])/([.B$6]-[.B$3])*([.E6]-[.B$4])/([.B$6]-[.B$4])*([.E6]-[.B$5])/([.B$6]-[.B$5]))*[.C$6]" office:value-type="float" office:value="326.282580792904">
            <text:p>326,2825807929</text:p>
          </table:table-cell>
          <table:table-cell table:formula="of:=SUM([.F6:.J6])" office:value-type="float" office:value="-265.566451475024">
            <text:p>-265,566451475</text:p>
          </table:table-cell>
        </table:table-row>
        <table:table-row table:style-name="ro1">
          <table:table-cell table:number-columns-repeated="4"/>
          <table:table-cell office:value-type="float" office:value="2.5">
            <text:p>2,5</text:p>
          </table:table-cell>
          <table:table-cell table:formula="of:=(([.E7]-[.B$3])/([.B$2]-[.B$3])*([.E7]-[.B$4])/([.B$2]-[.B$4])*([.E7]-[.B$5])/([.B$2]-[.B$5])*([.E7]-[.B$6])/([.B$2]-[.B$6]))*[.C$2]" office:value-type="float" office:value="56.5682753758505">
            <text:p>56,5682753759</text:p>
          </table:table-cell>
          <table:table-cell table:formula="of:=(([.E7]-[.B$4])/([.B$3]-[.B$4])*([.E7]-[.B$5])/([.B$3]-[.B$5])*([.E7]-[.B$6])/([.B$3]-[.B$6])*([.E7]-[.B$2])/([.B$3]-[.B$2]))*[.C$3]" office:value-type="float" office:value="-300.65576995723">
            <text:p>-300,6557699572</text:p>
          </table:table-cell>
          <table:table-cell table:formula="of:=(([.E7]-[.B$5])/([.B$4]-[.B$5])*([.E7]-[.B$6])/([.B$4]-[.B$6])*([.E7]-[.B$2])/([.B$4]-[.B$2])*([.E7]-[.B$3])/([.B$4]-[.B$3]))*[.C$4]" office:value-type="float" office:value="-130.19946502056">
            <text:p>-130,1994650206</text:p>
          </table:table-cell>
          <table:table-cell table:formula="of:=(([.E7]-[.B$6])/([.B$5]-[.B$6])*([.E7]-[.B$2])/([.B$5]-[.B$2])*([.E7]-[.B$3])/([.B$5]-[.B$3])*([.E7]-[.B$4])/([.B$5]-[.B$4]))*[.C$5]" office:value-type="float" office:value="19.4593495946378">
            <text:p>19,4593495946</text:p>
          </table:table-cell>
          <table:table-cell table:formula="of:=(([.E7]-[.B$2])/([.B$6]-[.B$2])*([.E7]-[.B$3])/([.B$6]-[.B$3])*([.E7]-[.B$4])/([.B$6]-[.B$4])*([.E7]-[.B$5])/([.B$6]-[.B$5]))*[.C$6]" office:value-type="float" office:value="195.407012274861">
            <text:p>195,4070122749</text:p>
          </table:table-cell>
          <table:table-cell table:formula="of:=SUM([.F7:.J7])" office:value-type="float" office:value="-159.42059773244">
            <text:p>-159,4205977324</text:p>
          </table:table-cell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formula="of:=(([.E8]-[.B$3])/([.B$2]-[.B$3])*([.E8]-[.B$4])/([.B$2]-[.B$4])*([.E8]-[.B$5])/([.B$2]-[.B$5])*([.E8]-[.B$6])/([.B$2]-[.B$6]))*[.C$2]" office:value-type="float" office:value="36.3828116208315">
            <text:p>36,3828116208</text:p>
          </table:table-cell>
          <table:table-cell table:formula="of:=(([.E8]-[.B$4])/([.B$3]-[.B$4])*([.E8]-[.B$5])/([.B$3]-[.B$5])*([.E8]-[.B$6])/([.B$3]-[.B$6])*([.E8]-[.B$2])/([.B$3]-[.B$2]))*[.C$3]" office:value-type="float" office:value="-169.200216859047">
            <text:p>-169,200216859</text:p>
          </table:table-cell>
          <table:table-cell table:formula="of:=(([.E8]-[.B$5])/([.B$4]-[.B$5])*([.E8]-[.B$6])/([.B$4]-[.B$6])*([.E8]-[.B$2])/([.B$4]-[.B$2])*([.E8]-[.B$3])/([.B$4]-[.B$3]))*[.C$4]" office:value-type="float" office:value="-69.0854304190725">
            <text:p>-69,0854304191</text:p>
          </table:table-cell>
          <table:table-cell table:formula="of:=(([.E8]-[.B$6])/([.B$5]-[.B$6])*([.E8]-[.B$2])/([.B$5]-[.B$2])*([.E8]-[.B$3])/([.B$5]-[.B$3])*([.E8]-[.B$4])/([.B$5]-[.B$4]))*[.C$5]" office:value-type="float" office:value="10.1087530361755">
            <text:p>10,1087530362</text:p>
          </table:table-cell>
          <table:table-cell table:formula="of:=(([.E8]-[.B$2])/([.B$6]-[.B$2])*([.E8]-[.B$3])/([.B$6]-[.B$3])*([.E8]-[.B$4])/([.B$6]-[.B$4])*([.E8]-[.B$5])/([.B$6]-[.B$5]))*[.C$6]" office:value-type="float" office:value="106.041838757694">
            <text:p>106,0418387577</text:p>
          </table:table-cell>
          <table:table-cell table:formula="of:=SUM([.F8:.J8])" office:value-type="float" office:value="-85.7522438634187">
            <text:p>-85,7522438634</text:p>
          </table:table-cell>
        </table:table-row>
        <table:table-row table:style-name="ro1">
          <table:table-cell table:number-columns-repeated="4"/>
          <table:table-cell office:value-type="float" office:value="3.5">
            <text:p>3,5</text:p>
          </table:table-cell>
          <table:table-cell table:formula="of:=(([.E9]-[.B$3])/([.B$2]-[.B$3])*([.E9]-[.B$4])/([.B$2]-[.B$4])*([.E9]-[.B$5])/([.B$2]-[.B$5])*([.E9]-[.B$6])/([.B$2]-[.B$6]))*[.C$2]" office:value-type="float" office:value="22.0395878087729">
            <text:p>22,0395878088</text:p>
          </table:table-cell>
          <table:table-cell table:formula="of:=(([.E9]-[.B$4])/([.B$3]-[.B$4])*([.E9]-[.B$5])/([.B$3]-[.B$5])*([.E9]-[.B$6])/([.B$3]-[.B$6])*([.E9]-[.B$2])/([.B$3]-[.B$2]))*[.C$3]" office:value-type="float" office:value="-81.9970281701535">
            <text:p>-81,9970281702</text:p>
          </table:table-cell>
          <table:table-cell table:formula="of:=(([.E9]-[.B$5])/([.B$4]-[.B$5])*([.E9]-[.B$6])/([.B$4]-[.B$6])*([.E9]-[.B$2])/([.B$4]-[.B$2])*([.E9]-[.B$3])/([.B$4]-[.B$3]))*[.C$4]" office:value-type="float" office:value="-30.9998726239428">
            <text:p>-30,9998726239</text:p>
          </table:table-cell>
          <table:table-cell table:formula="of:=(([.E9]-[.B$6])/([.B$5]-[.B$6])*([.E9]-[.B$2])/([.B$5]-[.B$2])*([.E9]-[.B$3])/([.B$5]-[.B$3])*([.E9]-[.B$4])/([.B$5]-[.B$4]))*[.C$5]" office:value-type="float" office:value="4.42257945332676">
            <text:p>4,4225794533</text:p>
          </table:table-cell>
          <table:table-cell table:formula="of:=(([.E9]-[.B$2])/([.B$6]-[.B$2])*([.E9]-[.B$3])/([.B$6]-[.B$3])*([.E9]-[.B$4])/([.B$6]-[.B$4])*([.E9]-[.B$5])/([.B$6]-[.B$5]))*[.C$6]" office:value-type="float" office:value="48.9423871189356">
            <text:p>48,9423871189</text:p>
          </table:table-cell>
          <table:table-cell table:formula="of:=SUM([.F9:.J9])" office:value-type="float" office:value="-37.592346413061">
            <text:p>-37,5923464131</text:p>
          </table:table-cell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formula="of:=(([.E10]-[.B$3])/([.B$2]-[.B$3])*([.E10]-[.B$4])/([.B$2]-[.B$4])*([.E10]-[.B$5])/([.B$2]-[.B$5])*([.E10]-[.B$6])/([.B$2]-[.B$6]))*[.C$2]" office:value-type="float" office:value="12.314182394743">
            <text:p>12,3141823947</text:p>
          </table:table-cell>
          <table:table-cell table:formula="of:=(([.E10]-[.B$4])/([.B$3]-[.B$4])*([.E10]-[.B$5])/([.B$3]-[.B$5])*([.E10]-[.B$6])/([.B$3]-[.B$6])*([.E10]-[.B$2])/([.B$3]-[.B$2]))*[.C$3]" office:value-type="float" office:value="-28.6338828530695">
            <text:p>-28,6338828531</text:p>
          </table:table-cell>
          <table:table-cell table:formula="of:=(([.E10]-[.B$5])/([.B$4]-[.B$5])*([.E10]-[.B$6])/([.B$4]-[.B$6])*([.E10]-[.B$2])/([.B$4]-[.B$2])*([.E10]-[.B$3])/([.B$4]-[.B$3]))*[.C$4]" office:value-type="float" office:value="-9.74281711038202">
            <text:p>-9,7428171104</text:p>
          </table:table-cell>
          <table:table-cell table:formula="of:=(([.E10]-[.B$6])/([.B$5]-[.B$6])*([.E10]-[.B$2])/([.B$5]-[.B$2])*([.E10]-[.B$3])/([.B$5]-[.B$3])*([.E10]-[.B$4])/([.B$5]-[.B$4]))*[.C$5]" office:value-type="float" office:value="1.34783373815673">
            <text:p>1,3478337382</text:p>
          </table:table-cell>
          <table:table-cell table:formula="of:=(([.E10]-[.B$2])/([.B$6]-[.B$2])*([.E10]-[.B$3])/([.B$6]-[.B$3])*([.E10]-[.B$4])/([.B$6]-[.B$4])*([.E10]-[.B$5])/([.B$6]-[.B$5]))*[.C$6]" office:value-type="float" office:value="15.9515928387642">
            <text:p>15,9515928388</text:p>
          </table:table-cell>
          <table:table-cell table:formula="of:=SUM([.F10:.J10])" office:value-type="float" office:value="-8.76309099178761">
            <text:p>-8,7630909918</text:p>
          </table:table-cell>
        </table:table-row>
        <table:table-row table:style-name="ro1">
          <table:table-cell table:number-columns-repeated="4"/>
          <table:table-cell office:value-type="float" office:value="4.5">
            <text:p>4,5</text:p>
          </table:table-cell>
          <table:table-cell table:formula="of:=(([.E11]-[.B$3])/([.B$2]-[.B$3])*([.E11]-[.B$4])/([.B$2]-[.B$4])*([.E11]-[.B$5])/([.B$2]-[.B$5])*([.E11]-[.B$6])/([.B$2]-[.B$6]))*[.C$2]" office:value-type="float" office:value="6.12210772465915">
            <text:p>6,1221077247</text:p>
          </table:table-cell>
          <table:table-cell table:formula="of:=(([.E11]-[.B$4])/([.B$3]-[.B$4])*([.E11]-[.B$5])/([.B$3]-[.B$5])*([.E11]-[.B$6])/([.B$3]-[.B$6])*([.E11]-[.B$2])/([.B$3]-[.B$2]))*[.C$3]" office:value-type="float" office:value="0">
            <text:p>0</text:p>
          </table:table-cell>
          <table:table-cell table:formula="of:=(([.E11]-[.B$5])/([.B$4]-[.B$5])*([.E11]-[.B$6])/([.B$4]-[.B$6])*([.E11]-[.B$2])/([.B$4]-[.B$2])*([.E11]-[.B$3])/([.B$4]-[.B$3]))*[.C$4]" office:value-type="float" office:value="0">
            <text:p>0</text:p>
          </table:table-cell>
          <table:table-cell table:formula="of:=(([.E11]-[.B$6])/([.B$5]-[.B$6])*([.E11]-[.B$2])/([.B$5]-[.B$2])*([.E11]-[.B$3])/([.B$5]-[.B$3])*([.E11]-[.B$4])/([.B$5]-[.B$4]))*[.C$5]" office:value-type="float" office:value="-0">
            <text:p>0</text:p>
          </table:table-cell>
          <table:table-cell table:formula="of:=(([.E11]-[.B$2])/([.B$6]-[.B$2])*([.E11]-[.B$3])/([.B$6]-[.B$3])*([.E11]-[.B$4])/([.B$6]-[.B$4])*([.E11]-[.B$5])/([.B$6]-[.B$5]))*[.C$6]" office:value-type="float" office:value="-0">
            <text:p>0</text:p>
          </table:table-cell>
          <table:table-cell table:formula="of:=SUM([.F11:.J11])" office:value-type="float" office:value="6.12210772465915">
            <text:p>6,1221077247</text:p>
          </table:table-cell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formula="of:=(([.E12]-[.B$3])/([.B$2]-[.B$3])*([.E12]-[.B$4])/([.B$2]-[.B$4])*([.E12]-[.B$5])/([.B$2]-[.B$5])*([.E12]-[.B$6])/([.B$2]-[.B$6]))*[.C$2]" office:value-type="float" office:value="2.51881003528833">
            <text:p>2,5188100353</text:p>
          </table:table-cell>
          <table:table-cell table:formula="of:=(([.E12]-[.B$4])/([.B$3]-[.B$4])*([.E12]-[.B$5])/([.B$3]-[.B$5])*([.E12]-[.B$6])/([.B$3]-[.B$6])*([.E12]-[.B$2])/([.B$3]-[.B$2]))*[.C$3]" office:value-type="float" office:value="11.7138611671648">
            <text:p>11,7138611672</text:p>
          </table:table-cell>
          <table:table-cell table:formula="of:=(([.E12]-[.B$5])/([.B$4]-[.B$5])*([.E12]-[.B$6])/([.B$4]-[.B$6])*([.E12]-[.B$2])/([.B$4]-[.B$2])*([.E12]-[.B$3])/([.B$4]-[.B$3]))*[.C$4]" office:value-type="float" office:value="2.6571319391951">
            <text:p>2,6571319392</text:p>
          </table:table-cell>
          <table:table-cell table:formula="of:=(([.E12]-[.B$6])/([.B$5]-[.B$6])*([.E12]-[.B$2])/([.B$5]-[.B$2])*([.E12]-[.B$3])/([.B$5]-[.B$3])*([.E12]-[.B$4])/([.B$5]-[.B$4]))*[.C$5]" office:value-type="float" office:value="-0.336958434539182">
            <text:p>-0,3369584345</text:p>
          </table:table-cell>
          <table:table-cell table:formula="of:=(([.E12]-[.B$2])/([.B$6]-[.B$2])*([.E12]-[.B$3])/([.B$6]-[.B$3])*([.E12]-[.B$4])/([.B$6]-[.B$4])*([.E12]-[.B$5])/([.B$6]-[.B$5]))*[.C$6]" office:value-type="float" office:value="-4.89423871189356">
            <text:p>-4,8942387119</text:p>
          </table:table-cell>
          <table:table-cell table:formula="of:=SUM([.F12:.J12])" office:value-type="float" office:value="11.6586059952155">
            <text:p>11,6586059952</text:p>
          </table:table-cell>
        </table:table-row>
        <table:table-row table:style-name="ro1">
          <table:table-cell table:number-columns-repeated="4"/>
          <table:table-cell office:value-type="float" office:value="5.5">
            <text:p>5,5</text:p>
          </table:table-cell>
          <table:table-cell table:formula="of:=(([.E13]-[.B$3])/([.B$2]-[.B$3])*([.E13]-[.B$4])/([.B$2]-[.B$4])*([.E13]-[.B$5])/([.B$2]-[.B$5])*([.E13]-[.B$6])/([.B$2]-[.B$6]))*[.C$2]" office:value-type="float" office:value="0.699669454246759">
            <text:p>0,6996694542</text:p>
          </table:table-cell>
          <table:table-cell table:formula="of:=(([.E13]-[.B$4])/([.B$3]-[.B$4])*([.E13]-[.B$5])/([.B$3]-[.B$5])*([.E13]-[.B$6])/([.B$3]-[.B$6])*([.E13]-[.B$2])/([.B$3]-[.B$2]))*[.C$3]" office:value-type="float" office:value="13.0154012968498">
            <text:p>13,0154012968</text:p>
          </table:table-cell>
          <table:table-cell table:formula="of:=(([.E13]-[.B$5])/([.B$4]-[.B$5])*([.E13]-[.B$6])/([.B$4]-[.B$6])*([.E13]-[.B$2])/([.B$4]-[.B$2])*([.E13]-[.B$3])/([.B$4]-[.B$3]))*[.C$4]" office:value-type="float" office:value="1.77142129279673">
            <text:p>1,7714212928</text:p>
          </table:table-cell>
          <table:table-cell table:formula="of:=(([.E13]-[.B$6])/([.B$5]-[.B$6])*([.E13]-[.B$2])/([.B$5]-[.B$2])*([.E13]-[.B$3])/([.B$5]-[.B$3])*([.E13]-[.B$4])/([.B$5]-[.B$4]))*[.C$5]" office:value-type="float" office:value="-0.210599021586989">
            <text:p>-0,2105990216</text:p>
          </table:table-cell>
          <table:table-cell table:formula="of:=(([.E13]-[.B$2])/([.B$6]-[.B$2])*([.E13]-[.B$3])/([.B$6]-[.B$3])*([.E13]-[.B$4])/([.B$6]-[.B$4])*([.E13]-[.B$5])/([.B$6]-[.B$5]))*[.C$6]" office:value-type="float" office:value="-3.62536200881004">
            <text:p>-3,6253620088</text:p>
          </table:table-cell>
          <table:table-cell table:formula="of:=SUM([.F13:.J13])" office:value-type="float" office:value="11.6505310134962">
            <text:p>11,6505310135</text:p>
          </table:table-cell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formula="of:=(([.E14]-[.B$3])/([.B$2]-[.B$3])*([.E14]-[.B$4])/([.B$2]-[.B$4])*([.E14]-[.B$5])/([.B$2]-[.B$5])*([.E14]-[.B$6])/([.B$2]-[.B$6]))*[.C$2]" office:value-type="float" office:value="-0">
            <text:p>0</text:p>
          </table:table-cell>
          <table:table-cell table:formula="of:=(([.E14]-[.B$4])/([.B$3]-[.B$4])*([.E14]-[.B$5])/([.B$3]-[.B$5])*([.E14]-[.B$6])/([.B$3]-[.B$6])*([.E14]-[.B$2])/([.B$3]-[.B$2]))*[.C$3]" office:value-type="float" office:value="9.11078090779483">
            <text:p>9,1107809078</text:p>
          </table:table-cell>
          <table:table-cell table:formula="of:=(([.E14]-[.B$5])/([.B$4]-[.B$5])*([.E14]-[.B$6])/([.B$4]-[.B$6])*([.E14]-[.B$2])/([.B$4]-[.B$2])*([.E14]-[.B$3])/([.B$4]-[.B$3]))*[.C$4]" office:value-type="float" office:value="-0">
            <text:p>0</text:p>
          </table:table-cell>
          <table:table-cell table:formula="of:=(([.E14]-[.B$6])/([.B$5]-[.B$6])*([.E14]-[.B$2])/([.B$5]-[.B$2])*([.E14]-[.B$3])/([.B$5]-[.B$3])*([.E14]-[.B$4])/([.B$5]-[.B$4]))*[.C$5]" office:value-type="float" office:value="0">
            <text:p>0</text:p>
          </table:table-cell>
          <table:table-cell table:formula="of:=(([.E14]-[.B$2])/([.B$6]-[.B$2])*([.E14]-[.B$3])/([.B$6]-[.B$3])*([.E14]-[.B$4])/([.B$6]-[.B$4])*([.E14]-[.B$5])/([.B$6]-[.B$5]))*[.C$6]" office:value-type="float" office:value="0">
            <text:p>0</text:p>
          </table:table-cell>
          <table:table-cell table:formula="of:=SUM([.F14:.J14])" office:value-type="float" office:value="9.11078090779483">
            <text:p>9,1107809078</text:p>
          </table:table-cell>
        </table:table-row>
        <table:table-row table:style-name="ro1">
          <table:table-cell table:number-columns-repeated="4"/>
          <table:table-cell office:value-type="float" office:value="6.5">
            <text:p>6,5</text:p>
          </table:table-cell>
          <table:table-cell table:formula="of:=(([.E15]-[.B$3])/([.B$2]-[.B$3])*([.E15]-[.B$4])/([.B$2]-[.B$4])*([.E15]-[.B$5])/([.B$2]-[.B$5])*([.E15]-[.B$6])/([.B$2]-[.B$6]))*[.C$2]" office:value-type="float" office:value="-0.104950418137014">
            <text:p>-0,1049504181</text:p>
          </table:table-cell>
          <table:table-cell table:formula="of:=(([.E15]-[.B$4])/([.B$3]-[.B$4])*([.E15]-[.B$5])/([.B$3]-[.B$5])*([.E15]-[.B$6])/([.B$3]-[.B$6])*([.E15]-[.B$2])/([.B$3]-[.B$2]))*[.C$3]" office:value-type="float" office:value="3.90462038905493">
            <text:p>3,9046203891</text:p>
          </table:table-cell>
          <table:table-cell table:formula="of:=(([.E15]-[.B$5])/([.B$4]-[.B$5])*([.E15]-[.B$6])/([.B$4]-[.B$6])*([.E15]-[.B$2])/([.B$4]-[.B$2])*([.E15]-[.B$3])/([.B$4]-[.B$3]))*[.C$4]" office:value-type="float" office:value="-0.885710646398366">
            <text:p>-0,8857106464</text:p>
          </table:table-cell>
          <table:table-cell table:formula="of:=(([.E15]-[.B$6])/([.B$5]-[.B$6])*([.E15]-[.B$2])/([.B$5]-[.B$2])*([.E15]-[.B$3])/([.B$5]-[.B$3])*([.E15]-[.B$4])/([.B$5]-[.B$4]))*[.C$5]" office:value-type="float" office:value="0.0842396086347955">
            <text:p>0,0842396086</text:p>
          </table:table-cell>
          <table:table-cell table:formula="of:=(([.E15]-[.B$2])/([.B$6]-[.B$2])*([.E15]-[.B$3])/([.B$6]-[.B$3])*([.E15]-[.B$4])/([.B$6]-[.B$4])*([.E15]-[.B$5])/([.B$6]-[.B$5]))*[.C$6]" office:value-type="float" office:value="3.26282580792904">
            <text:p>3,2628258079</text:p>
          </table:table-cell>
          <table:table-cell table:formula="of:=SUM([.F15:.J15])" office:value-type="float" office:value="6.26102474108339">
            <text:p>6,2610247411</text:p>
          </table:table-cell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formula="of:=(([.E16]-[.B$3])/([.B$2]-[.B$3])*([.E16]-[.B$4])/([.B$2]-[.B$4])*([.E16]-[.B$5])/([.B$2]-[.B$5])*([.E16]-[.B$6])/([.B$2]-[.B$6]))*[.C$2]" office:value-type="float" office:value="0">
            <text:p>0</text:p>
          </table:table-cell>
          <table:table-cell table:formula="of:=(([.E16]-[.B$4])/([.B$3]-[.B$4])*([.E16]-[.B$5])/([.B$3]-[.B$5])*([.E16]-[.B$6])/([.B$3]-[.B$6])*([.E16]-[.B$2])/([.B$3]-[.B$2]))*[.C$3]" office:value-type="float" office:value="-0">
            <text:p>0</text:p>
          </table:table-cell>
          <table:table-cell table:formula="of:=(([.E16]-[.B$5])/([.B$4]-[.B$5])*([.E16]-[.B$6])/([.B$4]-[.B$6])*([.E16]-[.B$2])/([.B$4]-[.B$2])*([.E16]-[.B$3])/([.B$4]-[.B$3]))*[.C$4]" office:value-type="float" office:value="0">
            <text:p>0</text:p>
          </table:table-cell>
          <table:table-cell table:formula="of:=(([.E16]-[.B$6])/([.B$5]-[.B$6])*([.E16]-[.B$2])/([.B$5]-[.B$2])*([.E16]-[.B$3])/([.B$5]-[.B$3])*([.E16]-[.B$4])/([.B$5]-[.B$4]))*[.C$5]" office:value-type="float" office:value="-0">
            <text:p>0</text:p>
          </table:table-cell>
          <table:table-cell table:formula="of:=(([.E16]-[.B$2])/([.B$6]-[.B$2])*([.E16]-[.B$3])/([.B$6]-[.B$3])*([.E16]-[.B$4])/([.B$6]-[.B$4])*([.E16]-[.B$5])/([.B$6]-[.B$5]))*[.C$6]" office:value-type="float" office:value="4.53170251101255">
            <text:p>4,531702511</text:p>
          </table:table-cell>
          <table:table-cell table:formula="of:=SUM([.F16:.J16])" office:value-type="float" office:value="4.53170251101255">
            <text:p>4,531702511</text:p>
          </table:table-cell>
        </table:table-row>
        <table:table-row table:style-name="ro1">
          <table:table-cell table:number-columns-repeated="4"/>
          <table:table-cell office:value-type="float" office:value="7.5">
            <text:p>7,5</text:p>
          </table:table-cell>
          <table:table-cell table:formula="of:=(([.E17]-[.B$3])/([.B$2]-[.B$3])*([.E17]-[.B$4])/([.B$2]-[.B$4])*([.E17]-[.B$5])/([.B$2]-[.B$5])*([.E17]-[.B$6])/([.B$2]-[.B$6]))*[.C$2]" office:value-type="float" office:value="0.0699669454246759">
            <text:p>0,0699669454</text:p>
          </table:table-cell>
          <table:table-cell table:formula="of:=(([.E17]-[.B$4])/([.B$3]-[.B$4])*([.E17]-[.B$5])/([.B$3]-[.B$5])*([.E17]-[.B$6])/([.B$3]-[.B$6])*([.E17]-[.B$2])/([.B$3]-[.B$2]))*[.C$3]" office:value-type="float" office:value="-1.30154012968498">
            <text:p>-1,3015401297</text:p>
          </table:table-cell>
          <table:table-cell table:formula="of:=(([.E17]-[.B$5])/([.B$4]-[.B$5])*([.E17]-[.B$6])/([.B$4]-[.B$6])*([.E17]-[.B$2])/([.B$4]-[.B$2])*([.E17]-[.B$3])/([.B$4]-[.B$3]))*[.C$4]" office:value-type="float" office:value="2.6571319391951">
            <text:p>2,6571319392</text:p>
          </table:table-cell>
          <table:table-cell table:formula="of:=(([.E17]-[.B$6])/([.B$5]-[.B$6])*([.E17]-[.B$2])/([.B$5]-[.B$2])*([.E17]-[.B$3])/([.B$5]-[.B$3])*([.E17]-[.B$4])/([.B$5]-[.B$4]))*[.C$5]" office:value-type="float" office:value="-0.126359412952193">
            <text:p>-0,126359413</text:p>
          </table:table-cell>
          <table:table-cell table:formula="of:=(([.E17]-[.B$2])/([.B$6]-[.B$2])*([.E17]-[.B$3])/([.B$6]-[.B$3])*([.E17]-[.B$4])/([.B$6]-[.B$4])*([.E17]-[.B$5])/([.B$6]-[.B$5]))*[.C$6]" office:value-type="float" office:value="3.26282580792904">
            <text:p>3,2628258079</text:p>
          </table:table-cell>
          <table:table-cell table:formula="of:=SUM([.F17:.J17])" office:value-type="float" office:value="4.56202514991164">
            <text:p>4,5620251499</text:p>
          </table:table-cell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formula="of:=(([.E18]-[.B$3])/([.B$2]-[.B$3])*([.E18]-[.B$4])/([.B$2]-[.B$4])*([.E18]-[.B$5])/([.B$2]-[.B$5])*([.E18]-[.B$6])/([.B$2]-[.B$6]))*[.C$2]" office:value-type="float" office:value="-0">
            <text:p>0</text:p>
          </table:table-cell>
          <table:table-cell table:formula="of:=(([.E18]-[.B$4])/([.B$3]-[.B$4])*([.E18]-[.B$5])/([.B$3]-[.B$5])*([.E18]-[.B$6])/([.B$3]-[.B$6])*([.E18]-[.B$2])/([.B$3]-[.B$2]))*[.C$3]" office:value-type="float" office:value="0">
            <text:p>0</text:p>
          </table:table-cell>
          <table:table-cell table:formula="of:=(([.E18]-[.B$5])/([.B$4]-[.B$5])*([.E18]-[.B$6])/([.B$4]-[.B$6])*([.E18]-[.B$2])/([.B$4]-[.B$2])*([.E18]-[.B$3])/([.B$4]-[.B$3]))*[.C$4]" office:value-type="float" office:value="6.19997452478856">
            <text:p>6,1999745248</text:p>
          </table:table-cell>
          <table:table-cell table:formula="of:=(([.E18]-[.B$6])/([.B$5]-[.B$6])*([.E18]-[.B$2])/([.B$5]-[.B$2])*([.E18]-[.B$3])/([.B$5]-[.B$3])*([.E18]-[.B$4])/([.B$5]-[.B$4]))*[.C$5]" office:value-type="float" office:value="0">
            <text:p>0</text:p>
          </table:table-cell>
          <table:table-cell table:formula="of:=(([.E18]-[.B$2])/([.B$6]-[.B$2])*([.E18]-[.B$3])/([.B$6]-[.B$3])*([.E18]-[.B$4])/([.B$6]-[.B$4])*([.E18]-[.B$5])/([.B$6]-[.B$5]))*[.C$6]" office:value-type="float" office:value="-0">
            <text:p>0</text:p>
          </table:table-cell>
          <table:table-cell table:formula="of:=SUM([.F18:.J18])" office:value-type="float" office:value="6.19997452478856">
            <text:p>6,1999745248</text:p>
          </table:table-cell>
        </table:table-row>
        <table:table-row table:style-name="ro1">
          <table:table-cell table:number-columns-repeated="4"/>
          <table:table-cell office:value-type="float" office:value="8.5">
            <text:p>8,5</text:p>
          </table:table-cell>
          <table:table-cell table:formula="of:=(([.E19]-[.B$3])/([.B$2]-[.B$3])*([.E19]-[.B$4])/([.B$2]-[.B$4])*([.E19]-[.B$5])/([.B$2]-[.B$5])*([.E19]-[.B$6])/([.B$2]-[.B$6]))*[.C$2]" office:value-type="float" office:value="-0.17491736356169">
            <text:p>-0,1749173636</text:p>
          </table:table-cell>
          <table:table-cell table:formula="of:=(([.E19]-[.B$4])/([.B$3]-[.B$4])*([.E19]-[.B$5])/([.B$3]-[.B$5])*([.E19]-[.B$6])/([.B$3]-[.B$6])*([.E19]-[.B$2])/([.B$3]-[.B$2]))*[.C$3]" office:value-type="float" office:value="2.60308025936995">
            <text:p>2,6030802594</text:p>
          </table:table-cell>
          <table:table-cell table:formula="of:=(([.E19]-[.B$5])/([.B$4]-[.B$5])*([.E19]-[.B$6])/([.B$4]-[.B$6])*([.E19]-[.B$2])/([.B$4]-[.B$2])*([.E19]-[.B$3])/([.B$4]-[.B$3]))*[.C$4]" office:value-type="float" office:value="8.85710646398365">
            <text:p>8,857106464</text:p>
          </table:table-cell>
          <table:table-cell table:formula="of:=(([.E19]-[.B$6])/([.B$5]-[.B$6])*([.E19]-[.B$2])/([.B$5]-[.B$2])*([.E19]-[.B$3])/([.B$5]-[.B$3])*([.E19]-[.B$4])/([.B$5]-[.B$4]))*[.C$5]" office:value-type="float" office:value="0.842396086347955">
            <text:p>0,8423960863</text:p>
          </table:table-cell>
          <table:table-cell table:formula="of:=(([.E19]-[.B$2])/([.B$6]-[.B$2])*([.E19]-[.B$3])/([.B$6]-[.B$3])*([.E19]-[.B$4])/([.B$6]-[.B$4])*([.E19]-[.B$5])/([.B$6]-[.B$5]))*[.C$6]" office:value-type="float" office:value="-3.62536200881004">
            <text:p>-3,6253620088</text:p>
          </table:table-cell>
          <table:table-cell table:formula="of:=SUM([.F19:.J19])" office:value-type="float" office:value="8.50230343732983">
            <text:p>8,5023034373</text:p>
          </table:table-cell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table:formula="of:=(([.E20]-[.B$3])/([.B$2]-[.B$3])*([.E20]-[.B$4])/([.B$2]-[.B$4])*([.E20]-[.B$5])/([.B$2]-[.B$5])*([.E20]-[.B$6])/([.B$2]-[.B$6]))*[.C$2]" office:value-type="float" office:value="-0.279867781698704">
            <text:p>-0,2798677817</text:p>
          </table:table-cell>
          <table:table-cell table:formula="of:=(([.E20]-[.B$4])/([.B$3]-[.B$4])*([.E20]-[.B$5])/([.B$3]-[.B$5])*([.E20]-[.B$6])/([.B$3]-[.B$6])*([.E20]-[.B$2])/([.B$3]-[.B$2]))*[.C$3]" office:value-type="float" office:value="3.90462038905493">
            <text:p>3,9046203891</text:p>
          </table:table-cell>
          <table:table-cell table:formula="of:=(([.E20]-[.B$5])/([.B$4]-[.B$5])*([.E20]-[.B$6])/([.B$4]-[.B$6])*([.E20]-[.B$2])/([.B$4]-[.B$2])*([.E20]-[.B$3])/([.B$4]-[.B$3]))*[.C$4]" office:value-type="float" office:value="7.97139581758529">
            <text:p>7,9713958176</text:p>
          </table:table-cell>
          <table:table-cell table:formula="of:=(([.E20]-[.B$6])/([.B$5]-[.B$6])*([.E20]-[.B$2])/([.B$5]-[.B$2])*([.E20]-[.B$3])/([.B$5]-[.B$3])*([.E20]-[.B$4])/([.B$5]-[.B$4]))*[.C$5]" office:value-type="float" office:value="3.03262591085264">
            <text:p>3,0326259109</text:p>
          </table:table-cell>
          <table:table-cell table:formula="of:=(([.E20]-[.B$2])/([.B$6]-[.B$2])*([.E20]-[.B$3])/([.B$6]-[.B$3])*([.E20]-[.B$4])/([.B$6]-[.B$4])*([.E20]-[.B$5])/([.B$6]-[.B$5]))*[.C$6]" office:value-type="float" office:value="-4.89423871189356">
            <text:p>-4,8942387119</text:p>
          </table:table-cell>
          <table:table-cell table:formula="of:=SUM([.F20:.J20])" office:value-type="float" office:value="9.73453562390059">
            <text:p>9,7345356239</text:p>
          </table:table-cell>
        </table:table-row>
        <table:table-row table:style-name="ro1">
          <table:table-cell table:number-columns-repeated="4"/>
          <table:table-cell office:value-type="float" office:value="9.5">
            <text:p>9,5</text:p>
          </table:table-cell>
          <table:table-cell table:formula="of:=(([.E21]-[.B$3])/([.B$2]-[.B$3])*([.E21]-[.B$4])/([.B$2]-[.B$4])*([.E21]-[.B$5])/([.B$2]-[.B$5])*([.E21]-[.B$6])/([.B$2]-[.B$6]))*[.C$2]" office:value-type="float" office:value="0">
            <text:p>0</text:p>
          </table:table-cell>
          <table:table-cell table:formula="of:=(([.E21]-[.B$4])/([.B$3]-[.B$4])*([.E21]-[.B$5])/([.B$3]-[.B$5])*([.E21]-[.B$6])/([.B$3]-[.B$6])*([.E21]-[.B$2])/([.B$3]-[.B$2]))*[.C$3]" office:value-type="float" office:value="-0">
            <text:p>0</text:p>
          </table:table-cell>
          <table:table-cell table:formula="of:=(([.E21]-[.B$5])/([.B$4]-[.B$5])*([.E21]-[.B$6])/([.B$4]-[.B$6])*([.E21]-[.B$2])/([.B$4]-[.B$2])*([.E21]-[.B$3])/([.B$4]-[.B$3]))*[.C$4]" office:value-type="float" office:value="-0">
            <text:p>0</text:p>
          </table:table-cell>
          <table:table-cell table:formula="of:=(([.E21]-[.B$6])/([.B$5]-[.B$6])*([.E21]-[.B$2])/([.B$5]-[.B$2])*([.E21]-[.B$3])/([.B$5]-[.B$3])*([.E21]-[.B$4])/([.B$5]-[.B$4]))*[.C$5]" office:value-type="float" office:value="7.3709657555446">
            <text:p>7,3709657555</text:p>
          </table:table-cell>
          <table:table-cell table:formula="of:=(([.E21]-[.B$2])/([.B$6]-[.B$2])*([.E21]-[.B$3])/([.B$6]-[.B$3])*([.E21]-[.B$4])/([.B$6]-[.B$4])*([.E21]-[.B$5])/([.B$6]-[.B$5]))*[.C$6]" office:value-type="float" office:value="0">
            <text:p>0</text:p>
          </table:table-cell>
          <table:table-cell table:formula="of:=SUM([.F21:.J21])" office:value-type="float" office:value="7.3709657555446">
            <text:p>7,3709657555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table:formula="of:=(([.E22]-[.B$3])/([.B$2]-[.B$3])*([.E22]-[.B$4])/([.B$2]-[.B$4])*([.E22]-[.B$5])/([.B$2]-[.B$5])*([.E22]-[.B$6])/([.B$2]-[.B$6]))*[.C$2]" office:value-type="float" office:value="1.11947112679482">
            <text:p>1,1194711268</text:p>
          </table:table-cell>
          <table:table-cell table:formula="of:=(([.E22]-[.B$4])/([.B$3]-[.B$4])*([.E22]-[.B$5])/([.B$3]-[.B$5])*([.E22]-[.B$6])/([.B$3]-[.B$6])*([.E22]-[.B$2])/([.B$3]-[.B$2]))*[.C$3]" office:value-type="float" office:value="-14.3169414265347">
            <text:p>-14,3169414265</text:p>
          </table:table-cell>
          <table:table-cell table:formula="of:=(([.E22]-[.B$5])/([.B$4]-[.B$5])*([.E22]-[.B$6])/([.B$4]-[.B$6])*([.E22]-[.B$2])/([.B$4]-[.B$2])*([.E22]-[.B$3])/([.B$4]-[.B$3]))*[.C$4]" office:value-type="float" office:value="-19.485634220764">
            <text:p>-19,4856342208</text:p>
          </table:table-cell>
          <table:table-cell table:formula="of:=(([.E22]-[.B$6])/([.B$5]-[.B$6])*([.E22]-[.B$2])/([.B$5]-[.B$2])*([.E22]-[.B$3])/([.B$5]-[.B$3])*([.E22]-[.B$4])/([.B$5]-[.B$4]))*[.C$5]" office:value-type="float" office:value="14.826171119724">
            <text:p>14,8261711197</text:p>
          </table:table-cell>
          <table:table-cell table:formula="of:=(([.E22]-[.B$2])/([.B$6]-[.B$2])*([.E22]-[.B$3])/([.B$6]-[.B$3])*([.E22]-[.B$4])/([.B$6]-[.B$4])*([.E22]-[.B$5])/([.B$6]-[.B$5]))*[.C$6]" office:value-type="float" office:value="15.9515928387642">
            <text:p>15,9515928388</text:p>
          </table:table-cell>
          <table:table-cell table:formula="of:=SUM([.F22:.J22])" office:value-type="float" office:value="-1.90534056201578">
            <text:p>-1,905340562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Muller</meta:initial-creator>
    <meta:creation-date>2014-10-30T15:16:28</meta:creation-date>
    <dc:date>2014-10-30T15:27:03</dc:date>
    <dc:creator>Javier Muller</dc:creator>
    <meta:editing-duration>P0D</meta:editing-duration>
    <meta:editing-cycles>1</meta:editing-cycles>
    <meta:document-statistic meta:table-count="3" meta:cell-count="157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x" chart:symbol-width="0.3cm" chart:symbol-height="0.3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oja1.E2:Hoja1.E22 Hoja1.K2:Hoja1.K22 Hoja1.C2:Hoja1.C6" svg:x="0.77cm" svg:y="0.855cm" svg:width="14.59cm" svg:height="7.545cm">
          <chartooo:coordinate-region svg:x="1.391cm" svg:y="1.054cm" svg:width="13.782cm" svg:height="6.6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oja1.K2:Hoja1.K22" chart:class="chart:scatter">
            <chart:domain table:cell-range-address="Hoja1.E2:Hoja1.E22"/>
            <chart:data-point chart:repeated="21"/>
          </chart:series>
          <chart:series chart:style-name="ch7" chart:values-cell-range-address="Hoja1.C2:Hoja1.C6" chart:class="chart:scatter">
            <chart:domain table:cell-range-address="Hoja1.B2:Hoja1.B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K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E2:Hoja1.E22</svg:desc>
                </draw:g>
              </table:table-cell>
              <table:table-cell office:value-type="float" office:value="-1181.99875156526">
                <text:p>-1181.99875156526</text:p>
                <draw:g>
                  <svg:desc>Hoja1.K2:Hoja1.K22</svg:desc>
                </draw:g>
              </table:table-cell>
              <table:table-cell office:value-type="float" office:value="4.5">
                <text:p>4.5</text:p>
                <draw:g>
                  <svg:desc>Hoja1.B2:Hoja1.B6</svg:desc>
                </draw:g>
              </table:table-cell>
              <table:table-cell office:value-type="float" office:value="6.12210772465915">
                <text:p>6.12210772465915</text:p>
                <draw:g>
                  <svg:desc>Hoja1.C2:Hoja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860.427882472985">
                <text:p>-860.427882472985</text:p>
              </table:table-cell>
              <table:table-cell office:value-type="float" office:value="6">
                <text:p>6</text:p>
              </table:table-cell>
              <table:table-cell office:value-type="float" office:value="9.11078090779483">
                <text:p>9.11078090779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607.122977727093">
                <text:p>-607.122977727093</text:p>
              </table:table-cell>
              <table:table-cell office:value-type="float" office:value="8">
                <text:p>8</text:p>
              </table:table-cell>
              <table:table-cell office:value-type="float" office:value="6.19997452478856">
                <text:p>6.19997452478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-411.950077611394">
                <text:p>-411.950077611394</text:p>
              </table:table-cell>
              <table:table-cell office:value-type="float" office:value="9.5">
                <text:p>9.5</text:p>
              </table:table-cell>
              <table:table-cell office:value-type="float" office:value="7.3709657555446">
                <text:p>7.3709657555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265.566451475024">
                <text:p>-265.566451475024</text:p>
              </table:table-cell>
              <table:table-cell office:value-type="float" office:value="7">
                <text:p>7</text:p>
              </table:table-cell>
              <table:table-cell office:value-type="float" office:value="4.53170251101255">
                <text:p>4.53170251101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-159.42059773244">
                <text:p>-159.4205977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85.7522438634187">
                <text:p>-85.7522438634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-37.592346413061">
                <text:p>-37.59234641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8.76309099178761">
                <text:p>-8.7630909917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.12210772465915">
                <text:p>6.12210772465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1.6586059952155">
                <text:p>11.658605995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11.6505310134962">
                <text:p>11.6505310134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9.11078090779483">
                <text:p>9.11078090779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6.26102474108339">
                <text:p>6.26102474108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.53170251101255">
                <text:p>4.5317025110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.56202514991164">
                <text:p>4.5620251499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.19997452478856">
                <text:p>6.19997452478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8.50230343732983">
                <text:p>8.5023034373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9.73453562390059">
                <text:p>9.73453562390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7.3709657555446">
                <text:p>7.3709657555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1.90534056201578">
                <text:p>-1.9053405620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